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Verdana" svg:font-family="Verdana"/>
    <style:font-face style:name="Verdana1" svg:font-family="Verdana" style:font-family-generic="swiss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14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0.54cm"/>
    </style:style>
    <style:style style:name="co13" style:family="table-column">
      <style:table-column-properties fo:break-before="auto" style:column-width="0.494cm"/>
    </style:style>
    <style:style style:name="co14" style:family="table-column">
      <style:table-column-properties fo:break-before="auto" style:column-width="0.379cm"/>
    </style:style>
    <style:style style:name="co15" style:family="table-column">
      <style:table-column-properties fo:break-before="auto" style:column-width="19.537cm"/>
    </style:style>
    <style:style style:name="co16" style:family="table-column">
      <style:table-column-properties fo:break-before="auto" style:column-width="26.642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22.557cm"/>
    </style:style>
    <style:style style:name="co19" style:family="table-column">
      <style:table-column-properties fo:break-before="auto" style:column-width="1.406cm"/>
    </style:style>
    <style:style style:name="co20" style:family="table-column">
      <style:table-column-properties fo:break-before="auto" style:column-width="10.253cm"/>
    </style:style>
    <style:style style:name="co21" style:family="table-column">
      <style:table-column-properties fo:break-before="auto" style:column-width="3.177cm"/>
    </style:style>
    <style:style style:name="co22" style:family="table-column">
      <style:table-column-properties fo:break-before="auto" style:column-width="3.223cm"/>
    </style:style>
    <style:style style:name="co23" style:family="table-column">
      <style:table-column-properties fo:break-before="auto" style:column-width="0.811cm"/>
    </style:style>
    <style:style style:name="co24" style:family="table-column">
      <style:table-column-properties fo:break-before="auto" style:column-width="0.766cm"/>
    </style:style>
    <style:style style:name="co25" style:family="table-column">
      <style:table-column-properties fo:break-before="auto" style:column-width="0.771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24.305cm"/>
    </style:style>
    <style:style style:name="co28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926cm" fo:break-before="auto" style:use-optimal-row-height="false"/>
    </style:style>
    <style:style style:name="ro3" style:family="table-row">
      <style:table-row-properties style:row-height="2.676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597cm" fo:break-before="auto" style:use-optimal-row-height="true"/>
    </style:style>
    <style:style style:name="ro7" style:family="table-row">
      <style:table-row-properties style:row-height="7.151cm" fo:break-before="auto" style:use-optimal-row-height="true"/>
    </style:style>
    <style:style style:name="ro8" style:family="table-row">
      <style:table-row-properties style:row-height="4.387cm" fo:break-before="auto" style:use-optimal-row-height="true"/>
    </style:style>
    <style:style style:name="ro9" style:family="table-row">
      <style:table-row-properties style:row-height="2.018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3.201cm" fo:break-before="auto" style:use-optimal-row-height="true"/>
    </style:style>
    <style:style style:name="ro12" style:family="table-row">
      <style:table-row-properties style:row-height="0.68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729fcf" fo:border="0.74pt solid #000000"/>
      <style:text-properties fo:color="#ffffff"/>
    </style:style>
    <style:style style:name="ce14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ackground-color="transparent" fo:border="0.74pt solid #000000"/>
      <style:text-properties style:font-name="Liberation Serif" style:font-name-asian="DejaVu Sans" style:font-name-complex="Noto Sans Arabic"/>
    </style:style>
    <style:style style:name="ce23" style:family="table-cell" style:parent-style-name="Default">
      <style:text-properties style:font-name="Liberation Serif" style:font-name-asian="DejaVu Sans" style:font-name-complex="Noto Sans Arabic"/>
    </style:style>
    <style:style style:name="ce31" style:family="table-cell" style:parent-style-name="Default">
      <style:table-cell-properties fo:background-color="transparent" fo:border="0.74pt solid #000000"/>
      <style:text-properties fo:color="#000000" style:font-name="Arial" fo:font-size="8pt" fo:language="es" fo:country="ES" style:font-size-asian="8pt" style:font-name-complex="Arial" style:font-size-complex="8pt"/>
    </style:style>
    <style:style style:name="ce2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2"/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ffbf00" fo:wrap-option="wrap" fo:border="0.74pt solid #000000"/>
    </style:style>
    <style:style style:name="ce44" style:family="table-cell" style:parent-style-name="Default">
      <style:table-cell-properties fo:background-color="transparent" fo:wrap-option="wrap" fo:border="0.74pt solid #000000"/>
      <style:text-properties style:font-name="Liberation Serif" style:font-name-asian="DejaVu Sans" style:font-name-complex="Noto Sans Arabic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Noto Sans CJK SC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Noto Sans CJK SC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Verdana" fo:font-weight="normal" style:text-position="0% 100%" style:font-weight-asian="normal" style:font-weight-complex="normal"/>
    </style:style>
    <style:style style:name="T5" style:family="text">
      <style:text-properties fo:color="#000000" style:font-name="Verdana1"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Verdana" fo:font-weight="normal" style:font-weight-asian="normal" style:font-weight-complex="normal"/>
    </style:style>
    <style:style style:name="T7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Verdana" fo:font-weight="normal" style:text-position="0% 100%" style:font-weight-asian="normal" style:font-weight-complex="normal"/>
    </style:style>
    <style:style style:name="T9" style:family="text">
      <style:text-properties style:font-weight-complex="bold" style:font-style-complex="normal" style:font-weight-asian="bold" style:font-size-complex="8pt" style:font-size-asian="8pt" fo:text-shadow="none" style:text-position="0% 100%" fo:font-style="normal" style:text-line-through-type="none" style:text-underline-style="none" style:text-underline-color="font-color" fo:font-weight="bold" fo:font-size="8pt" style:font-name="Verdana1" style:language-complex="hi" style:country-complex="IN" style:text-overline-style="none" style:text-overline-color="font-color" fo:color="#000000" style:text-line-through-mode="continuous" fo:language="ca" fo:country="ES" style:language-asian="zh" style:country-asian="CN" style:font-name-asian="Noto Sans CJK SC" style:font-name-complex="Arial" style:text-emphasize="none" style:font-relief="none" style:text-outline="false" style:font-style-asian="normal"/>
    </style:style>
    <style:style style:name="T10" style:family="text">
      <style:text-properties style:font-style-complex="normal" style:font-size-complex="8pt" style:font-size-asian="8pt" fo:text-shadow="none" style:text-position="0% 100%" fo:font-style="normal" style:text-line-through-type="none" style:text-underline-style="none" style:text-underline-color="font-color" fo:font-size="8pt" style:language-complex="hi" style:country-complex="IN" style:text-overline-style="none" style:text-overline-color="font-color" fo:color="#000000" style:text-line-through-mode="continuous" fo:language="ca" fo:country="ES" style:language-asian="zh" style:country-asian="CN" style:font-name-asian="Noto Sans CJK SC" style:font-name-complex="Arial" style:text-emphasize="none" style:font-relief="none" style:text-outline="false" style:font-style-asian="normal" style:font-name="Verdana" fo:font-weight="normal" style:font-weight-asian="normal" style:font-weight-complex="normal"/>
    </style:style>
    <style:style style:name="T11" style:family="text">
      <style:text-properties style:text-outline="false" style:font-size-asian="8pt" style:text-line-through-mode="continuous" style:font-weight-complex="bold" style:font-name="Verdana1" style:text-underline-style="none" style:text-underline-color="font-color" fo:font-weight="bold" style:font-weight-asian="bold" fo:font-style="normal" style:text-position="0% 100%" style:font-relief="none" style:font-style-asian="normal" style:font-name-asian="Noto Sans CJK SC" style:text-overline-style="none" style:text-overline-color="font-color" style:font-style-complex="normal" fo:language="ca" fo:country="ES" style:language-asian="zh" style:country-asian="CN" style:language-complex="hi" style:country-complex="IN" fo:color="#000000" fo:font-size="8pt" style:font-name-complex="Arial" fo:text-shadow="none" style:text-line-through-type="none" style:text-emphasize="none" style:font-size-complex="8pt"/>
    </style:style>
    <style:style style:name="T12" style:family="text">
      <style:text-properties style:text-outline="false" style:font-size-asian="8pt" style:text-line-through-mode="continuous" style:text-underline-style="none" style:text-underline-color="font-color" fo:font-style="normal" style:text-position="0% 100%" style:font-relief="none" style:font-style-asian="normal" style:font-name-asian="Noto Sans CJK SC" style:text-overline-style="none" style:text-overline-color="font-color" style:font-style-complex="normal" fo:language="ca" fo:country="ES" style:language-asian="zh" style:country-asian="CN" style:language-complex="hi" style:country-complex="IN" fo:color="#000000" fo:font-size="8pt" style:font-name-complex="Arial" fo:text-shadow="none" style:text-line-through-type="none" style:text-emphasize="none" style:font-size-complex="8pt" style:font-name="Verdana" fo:font-weight="normal" style:font-weight-asian="normal" style:font-weight-complex="normal"/>
    </style:style>
    <style:style style:name="T13" style:family="text">
      <style:text-properties style:text-outline="false" style:font-size-asian="8pt" style:text-line-through-mode="continuous" style:text-underline-style="none" style:text-underline-color="font-color" fo:font-style="normal" style:text-position="0% 100%" style:font-relief="none" style:font-style-asian="normal" style:font-name-asian="Noto Sans CJK SC" style:text-overline-style="none" style:text-overline-color="font-color" style:font-style-complex="normal" fo:language="ca" fo:country="ES" style:language-asian="zh" style:country-asian="CN" style:language-complex="hi" style:country-complex="IN" fo:color="#000000" fo:font-size="8pt" style:font-name-complex="Arial" fo:text-shadow="none" style:text-line-through-type="none" style:text-emphasize="none" style:font-size-complex="8pt" style:font-weight-asian="bold" style:font-name="Verdana1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>
            <text:p>Sistemas microinformáticos IFC078_2</text:p>
          </table:table-cell>
          <table:table-cell office:value-type="string" calcext:value-type="string">
            <text:p>UC0219_2: Instalar y configurar el software base en sistema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Montaje y reparación de sistemas microinformáticos IFC298_2</text:p>
          </table:table-cell>
          <table:table-cell office:value-type="string" calcext:value-type="string">
            <text:p>UC0953_2: Montar equipo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Montaje y mantenimiento de equipos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220_2: Instalar, configurar y verificar los elementos de la red local según procedimientos establecidos</text:p>
          </table:table-cell>
          <table:table-cell table:style-name="Default" office:value-type="string" calcext:value-type="string">
            <text:p>0482</text:p>
          </table:table-cell>
          <table:table-cell office:value-type="string" calcext:value-type="string">
            <text:p>Redes locales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219_2: Instalar y configurar el software base en sistema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Sistemas microinformáticos IFC078_2</text:p>
          </table:table-cell>
          <table:table-cell office:value-type="string" calcext:value-type="string">
            <text:p>UC0954_2: Reparar y ampliar equipamiento microinformático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Montaje y mantenimiento de equipos</text:p>
          </table:table-cell>
        </table:table-row>
        <table:table-row table:style-name="ro1">
          <table:table-cell office:value-type="string" calcext:value-type="string">
            <text:p>Montaje y reparación de sistemas microinformáticos IFC298_2</text:p>
          </table:table-cell>
          <table:table-cell office:value-type="string" calcext:value-type="string">
            <text:p>UC0220_2: Instalar, configurar y verificar los elementos de la red local según procedimientos establecidos</text:p>
          </table:table-cell>
          <table:table-cell table:style-name="Default" office:value-type="string" calcext:value-type="string">
            <text:p>0482</text:p>
          </table:table-cell>
          <table:table-cell office:value-type="string" calcext:value-type="string">
            <text:p>Redes locales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955_2: Monitorizar los procesos de comunicaciones de la red local</text:p>
          </table:table-cell>
          <table:table-cell table:style-name="Default" office:value-type="string" calcext:value-type="string">
            <text:p>0483</text:p>
          </table:table-cell>
          <table:table-cell office:value-type="string" calcext:value-type="string">
            <text:p>Servicios en red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956_2: Realizar los procesos de conexión entre redes privadas y redes públicas</text:p>
          </table:table-cell>
          <table:table-cell table:style-name="Default" office:value-type="string" calcext:value-type="string">
            <text:p>0483</text:p>
          </table:table-cell>
          <table:table-cell office:value-type="string" calcext:value-type="string">
            <text:p>Servicios en red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7_2: Mantener y regular el subsistema físico en sistemas informáticos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eguridad informática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8_2: Ejecutar procedimientos de administración y mantenimiento en el software base y de aplicación del cliente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9_2: Mantener la seguridad de los subsistemas físicos y lógicos en sistemas informáticos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eguridad informática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26"/>
        <table:table-column table:style-name="co6" table:default-cell-style-name="ce26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13"/>
        <table:table-column table:style-name="co8" table:number-columns-repeated="9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row table:style-name="ro1">
          <table:table-cell office:value-type="string" calcext:value-type="string">
            <text:p>RE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ra_cp" table:style-name="ta1">
        <table:table-column table:style-name="co11" table:default-cell-style-name="ce9"/>
        <table:table-column table:style-name="co12" table:number-columns-repeated="3" table:default-cell-style-name="ce24"/>
        <table:table-column table:style-name="co13" table:default-cell-style-name="ce24"/>
        <table:table-column table:style-name="co12" table:default-cell-style-name="ce24"/>
        <table:table-column table:style-name="co14" table:default-cell-style-name="ce24"/>
        <table:table-column table:style-name="co13" table:number-columns-repeated="2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8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</table:table>
      <table:table table:name="ra_ca" table:style-name="ta1">
        <table:table-column table:style-name="co3" table:default-cell-style-name="Default"/>
        <table:table-column table:style-name="co15" table:default-cell-style-name="Default"/>
        <table:table-column table:style-name="co16" table:default-cell-style-name="ce32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table:style-name="ce25" office:value-type="string" calcext:value-type="string">
            <text:p>RA1</text:p>
          </table:table-cell>
          <table:table-cell table:style-name="ce22" office:value-type="string" calcext:value-type="string">
            <text:p>Selecciona els components d'integració d'un equip microinformàtic estàndard, descrivint les seues funcions i comparant prestacions de distints fabricadors.</text:p>
          </table:table-cell>
          <table:table-cell table:style-name="ce31" office:value-type="string" calcext:value-type="string">
            <text:p><text:span text:style-name="T1">RA1.</text:span><text:span text:style-name="T2">a) S' han descrit els blocs que componen un equip microinformàtic i les seves funcions.</text:span></text:p>
            <text:p><text:span text:style-name="T1">RA1.</text:span><text:span text:style-name="T2">b) S' ha reconegut l' arquitectura de busos.</text:span></text:p>
            <text:p><text:span text:style-name="T1">RA1.</text:span><text:span text:style-name="T2">c) S'han descrit les característiques dels tipus de microprocessadors (freqüència, tensions, potència, sòcols, entre d'altres).</text:span></text:p>
            <text:p><text:span text:style-name="T1">RA1.</text:span><text:span text:style-name="T2">d) S' ha descrit la funció dels dissipadors i ventiladors.</text:span></text:p>
            <text:p><text:span text:style-name="T1">RA1.</text:span><text:span text:style-name="T2">e) S' han descrit les característiques i utilitats més importants de la configuració de la placa base.</text:span></text:p>
            <text:p><text:span text:style-name="T1">RA1.</text:span><text:span text:style-name="T2">f) S' han avaluat tipus de xassís per a la placa base i la resta de components.</text:span></text:p>
            <text:p><text:span text:style-name="T1">RA1.</text:span><text:span text:style-name="T2">g) S'han identificat i manipulat els components bàsics (mòduls de memòria, discos fixos i les seves controladores, suports de memòries auxiliars, entre d'altres).</text:span></text:p>
            <text:p><text:span text:style-name="T1">RA1.</text:span><text:span text:style-name="T2">h) S' ha analitzat la funció de l' adaptador gràfic i el monitor.</text:span></text:p>
            <text:p><text:span text:style-name="T1">RA1.</text:span><text:span text:style-name="T2">i) S'han identificat i manipulat diferents adaptadors (gràfics, LAN, modems, entre d'altres).</text:span></text:p>
            <text:p><text:span text:style-name="T1">RA1.</text:span><text:span text:style-name="T2">j) S'han identificat els elements que acompanyen un component d'integració (documentació, controladors, cables i utilitats, entre d'altres).</text:span></text:p>
          </table:table-cell>
        </table:table-row>
        <table:table-row table:style-name="ro3">
          <table:table-cell table:style-name="ce25" office:value-type="string" calcext:value-type="string">
            <text:p>RA2</text:p>
          </table:table-cell>
          <table:table-cell table:style-name="ce22" office:value-type="string" calcext:value-type="string">
            <text:p>Acobla un equip microinformàtic, interpretant plans i instruccions del fabricant aplicant tècniques de muntatge.</text:p>
          </table:table-cell>
          <table:table-cell table:style-name="ce31" office:value-type="string" calcext:value-type="string">
            <text:p><text:span text:style-name="T1">RA2.</text:span><text:span text:style-name="T2">a) S' han seleccionat les eines i estris necessaris per a l' acoblament d' equips microinformàtics.</text:span></text:p>
            <text:p><text:span text:style-name="T1">RA2.</text:span><text:span text:style-name="T2">b) S' ha interpretat la documentació tècnica de tots els components a acoblar.</text:span></text:p>
            <text:p><text:span text:style-name="T1">RA2.</text:span><text:span text:style-name="T2">c) S'ha determinat el sistema d'obertura / tancament del xassís i els diferents sistemes de fixació per acoblar-desensamblar els elements de l' equip.</text:span></text:p>
            <text:p><text:span text:style-name="T1">RA2.</text:span><text:span text:style-name="T2">d) S' han acoblat diferents conjunts de placa base, microprocessador i elements de refrigeració en diferents models de xassís, segons les especificacions donades.</text:span></text:p>
            <text:p><text:span text:style-name="T1">RA2.</text:span><text:span text:style-name="T2">e) S' han acoblat els mòduls de memòria RAM, els discos fixos, les unitats de lectura / gravació en suports de memòria auxiliar i altres components.</text:span></text:p>
            <text:p><text:span text:style-name="T1">RA2.</text:span><text:span text:style-name="T2">f) S' han configurat paràmetres bàsics del conjunt accedint a la configuració de la placa base.</text:span></text:p>
            <text:p><text:span text:style-name="T1">RA2.</text:span><text:span text:style-name="T2">g) S' han executat utilitats de revisió mèdica i diagnòstic per verificar les prestacions del conjunt acoblat.</text:span></text:p>
            <text:p><text:span text:style-name="T1">RA2.</text:span><text:span text:style-name="T2">h) S' ha realitzat un informe de muntatge.</text:span></text:p>
          </table:table-cell>
        </table:table-row>
        <table:table-row table:style-name="ro3">
          <table:table-cell table:style-name="ce25" office:value-type="string" calcext:value-type="string">
            <text:p>RA3</text:p>
          </table:table-cell>
          <table:table-cell table:style-name="ce22" office:value-type="string" calcext:value-type="string">
            <text:p>Mesura paràmetres elèctrics, identificant el tipus de senyal i relacionant-la amb les seues unitats característiques.</text:p>
          </table:table-cell>
          <table:table-cell table:style-name="ce31" office:value-type="string" calcext:value-type="string">
            <text:p><text:span text:style-name="T1">RA3.</text:span><text:span text:style-name="T2">a) S' ha identificat el tipus de senyal a mesurar amb l' aparell corresponent.</text:span></text:p>
            <text:p><text:span text:style-name="T1">RA3.</text:span><text:span text:style-name="T2">b) S' ha seleccionat la magnitud, el rang de mesura i s'ha connectat l'aparell segons la magnitud a mesurar.</text:span></text:p>
            <text:p><text:span text:style-name="T1">RA3.</text:span><text:span text:style-name="T2">c) S' ha relacionat la mesura obtinguda amb els valors típics.</text:span></text:p>
            <text:p><text:span text:style-name="T1">RA3.</text:span><text:span text:style-name="T2">d) S'han identificat els blocs d'una font d'alimentació (F.A.) per a un ordinador personal.</text:span></text:p>
            <text:p><text:span text:style-name="T1">RA3.</text:span><text:span text:style-name="T2">e) S' han enumerat les tensions proporcionades per una F.A. típica.</text:span></text:p>
            <text:p><text:span text:style-name="T1">RA3.</text:span><text:span text:style-name="T2">f) S' han mesurat les tensions en F.A. típiques d' ordinadors personals.</text:span></text:p>
            <text:p><text:span text:style-name="T1">RA3.</text:span><text:span text:style-name="T2">g) S' han identificat els blocs d' un sistema d' alimentació ininterrompuda.</text:span></text:p>
            <text:p><text:span text:style-name="T1">RA3.</text:span><text:span text:style-name="T2">h) S' han mesurat els senyals en els punts significatius d' un SAI.</text:span></text:p>
          </table:table-cell>
        </table:table-row>
        <table:table-row table:style-name="ro4">
          <table:table-cell table:style-name="ce25" office:value-type="string" calcext:value-type="string">
            <text:p>RA4</text:p>
          </table:table-cell>
          <table:table-cell table:style-name="ce22" office:value-type="string" calcext:value-type="string">
            <text:p>Manté equips informàtics interpretant les recomanacions dels fabricants i relacionant les disfuncions amb les seues causes.</text:p>
          </table:table-cell>
          <table:table-cell table:style-name="ce24" office:value-type="string" calcext:value-type="string">
            <text:p><text:span text:style-name="T3">RA4.</text:span><text:span text:style-name="T4">a) S'han reconegut els senyals acústics i/o visuals que avisen de problemes en el maquinari d'un equip.</text:span></text:p>
            <text:p><text:span text:style-name="T5">RA4.</text:span><text:span text:style-name="T6">b) S' han identificat i resolt les avaries produïdes per sobreescalfament del microprocessador.</text:span></text:p>
            <text:p><text:span text:style-name="T5">RA4.</text:span><text:span text:style-name="T6">c) S'han identificat i resolt avaries típiques d'un equip microinformàtic (mala connexió de components, incompatibilitats, problemes en discos fixos, brutícia, entre d'altres).</text:span></text:p>
            <text:p><text:span text:style-name="T5">RA4.</text:span><text:span text:style-name="T6">d) S' han substituït components deteriorats.</text:span></text:p>
            <text:p><text:span text:style-name="T5">RA4.</text:span><text:span text:style-name="T6">e) S' ha verificat la compatibilitat dels components substituïts.</text:span></text:p>
            <text:p><text:span text:style-name="T5">RA4.</text:span><text:span text:style-name="T6">f) S' han realitzat actualitzacions i ampliacions de components.</text:span></text:p>
            <text:p><text:span text:style-name="T5">RA4.</text:span><text:span text:style-name="T6">g) S'han elaborat informes d'avaria (reparació o ampliació).</text:span></text:p>
          </table:table-cell>
        </table:table-row>
        <table:table-row table:style-name="ro5">
          <table:table-cell table:style-name="ce25" office:value-type="string" calcext:value-type="string">
            <text:p>RA5</text:p>
          </table:table-cell>
          <table:table-cell table:style-name="ce22" office:value-type="string" calcext:value-type="string">
            <text:p>Instal·la programari en un equip informàtic utilitzant una imatge emmagatzemada en un suport de memòria i justificant el procediment a seguir.</text:p>
          </table:table-cell>
          <table:table-cell table:style-name="ce24" office:value-type="string" calcext:value-type="string">
            <text:p><text:span text:style-name="T3">RA5.</text:span><text:span text:style-name="T4">a) S' ha reconegut la diferència entre una instal.lació estàndard i una preinstal·lació de programari.</text:span></text:p>
            <text:p><text:span text:style-name="T5">RA5.</text:span><text:span text:style-name="T6">b) S' han identificat i provat les diferents seqüències d' arrencada configurables a la placa base.</text:span></text:p>
            <text:p><text:span text:style-name="T5">RA5.</text:span><text:span text:style-name="T6">c) S' han inicialitzat equips des de diferents suports de memòria auxiliar.</text:span></text:p>
            <text:p><text:span text:style-name="T5">RA5.</text:span><text:span text:style-name="T6">d) S' han realitzat imatges d' una preinstal·lació de programari.</text:span></text:p>
            <text:p><text:span text:style-name="T5">RA5.</text:span><text:span text:style-name="T6">e) S' han restaurat imatges sobre el disc fix des de diferents suports.</text:span></text:p>
            <text:p><text:span text:style-name="T5">RA5.</text:span><text:span text:style-name="T6">f) S' han descrit les utilitats per a la creació de imatges de partició/disc.</text:span></text:p>
          </table:table-cell>
        </table:table-row>
        <table:table-row table:style-name="ro4">
          <table:table-cell table:style-name="ce25" office:value-type="string" calcext:value-type="string">
            <text:p>RA6</text:p>
          </table:table-cell>
          <table:table-cell table:style-name="ce23" office:value-type="string" calcext:value-type="string">
            <text:p>Reconeix noves tendències en l'acoblament d'equips microinformàtics descrivint els seus avantatges i adaptant-les a les característiques d'ús dels equips.</text:p>
          </table:table-cell>
          <table:table-cell table:style-name="ce29" office:value-type="string" calcext:value-type="string">
            <text:p><text:span text:style-name="T7">RA6.</text:span><text:span text:style-name="T8">a) S' han reconegut les noves possibilitats per donar forma al conjunt xassís-placa base.</text:span></text:p>
            <text:p><text:span text:style-name="T9">RA6.</text:span><text:span text:style-name="T10">b) S'han descrit les prestacions i característiques d'algunes de les plataformes semiensamblades («barebons») més representatives del moment.</text:span></text:p>
            <text:p><text:span text:style-name="T9">RA6.</text:span><text:span text:style-name="T10">c) S'han descrit les característiques dels ordinadors d'entreteniment multimèdia (HTPC), els xassís i components específics emprats en el seu acoblat.</text:span></text:p>
            <text:p><text:span text:style-name="T9">RA6.</text:span><text:span text:style-name="T10">d) S' han descrit les característiques diferencials que demanen els equips informàtics emprats en altres camps d' aplicació específics.</text:span></text:p>
            <text:p><text:span text:style-name="T9">RA6.</text:span><text:span text:style-name="T10">e) S' ha avaluat la presència de la informàtica mòbil com mercat emergent, amb una alta demanda en equips i dispositius amb característiques específiques: mòbils, PDA, navegadors, entre d' altres.</text:span></text:p>
            <text:p><text:span text:style-name="T9">RA6.</text:span><text:span text:style-name="T10">f) S'ha avaluat la presència del «modding» com a corrent alternatiu a l'acoblament d'equips microinformàtics.</text:span></text:p>
          </table:table-cell>
        </table:table-row>
        <table:table-row table:style-name="ro4">
          <table:table-cell table:style-name="ce25" office:value-type="string" calcext:value-type="string">
            <text:p>RA7</text:p>
          </table:table-cell>
          <table:table-cell table:style-name="ce23" office:value-type="string" calcext:value-type="string">
            <text:p>Manté perifèrics, interpretant les recomanacions dels fabricants d'equips i relacionant disfuncions amb les seues causes.</text:p>
          </table:table-cell>
          <table:table-cell table:style-name="ce29" office:value-type="string" calcext:value-type="string">
            <text:p><text:span text:style-name="T7">RA7.</text:span><text:span text:style-name="T8">a) S' han identificat i solucionat problemes mecànics en perifèrics d' impressió estàndard.</text:span></text:p>
            <text:p><text:span text:style-name="T9">RA7.</text:span><text:span text:style-name="T10">b) S' han substituït consumibles en perifèrics de impressió estàndard.</text:span></text:p>
            <text:p><text:span text:style-name="T9">RA7.</text:span><text:span text:style-name="T10">c) S' han identificat i solucionat problemes mecànics en perifèrics d' entrada.</text:span></text:p>
            <text:p><text:span text:style-name="T9">RA7.</text:span><text:span text:style-name="T10">d) S' han associat les característiques i prestacions dels perifèrics de captura d' imatges digitals, fixes i en moviment amb les seves possibles aplicacions.</text:span></text:p>
            <text:p><text:span text:style-name="T9">RA7.</text:span><text:span text:style-name="T10">e) S' han associat les característiques i prestacions d' altres perifèrics multimèdia amb les seves possibles aplicacions.</text:span></text:p>
            <text:p><text:span text:style-name="T9">RA7.</text:span><text:span text:style-name="T10">f) S' han reconegut els usos i àmbits d' aplicació d' equips de fotocopiat, impressió digital professional i filmat.</text:span></text:p>
            <text:p><text:span text:style-name="T9">RA7.</text:span><text:span text:style-name="T10">g) S' han aplicat tècniques de manteniment preventiu als perifèrics.</text:span></text:p>
          </table:table-cell>
        </table:table-row>
        <table:table-row table:style-name="ro6">
          <table:table-cell table:style-name="ce25" office:value-type="string" calcext:value-type="string">
            <text:p>RA8</text:p>
          </table:table-cell>
          <table:table-cell table:style-name="ce23" office:value-type="string" calcext:value-type="string">
            <text:p>Compleix les normes de prevenció de riscos laborals i de protecció ambiental, identificant els riscos associats, les mesures i equips per a previndre'ls.</text:p>
          </table:table-cell>
          <table:table-cell table:style-name="ce29" office:value-type="string" calcext:value-type="string">
            <text:p><text:span text:style-name="T7">RA8.</text:span><text:span text:style-name="T8">a) S' han identificat els riscos i el nivell de perillositat que suposen la manipulació dels materials, eines, estris, màquines i mitjans de transport.</text:span></text:p>
            <text:p><text:span text:style-name="T9">RA8.</text:span><text:span text:style-name="T10">b) S' han operat les màquines respectant les normes de seguretat.</text:span></text:p>
            <text:p><text:span text:style-name="T11">RA8.</text:span><text:span text:style-name="T12">c) S' han identificat les causes més freqüents de accidents en la manipulació de materials, eines, màquines de tall i conformació, entre d' altres. </text:span><text:span text:style-name="T13">RA8.</text:span><text:span text:style-name="T12">d) S'han descrit els elements de seguretat (proteccions, alarmes, passos d'emergència, entre d'altres) de les màquines i els equips de protecció individual (calçat, protecció ocular, indumentària, entre d'altres) que s'han d'emprar en les diferents operacions de muntatge i manteniment.</text:span></text:p>
            <text:p><text:span text:style-name="T9">RA8.</text:span><text:span text:style-name="T10">e) S' ha relacionat la manipulació de materials, eines i màquines amb les mesures de seguretat i protecció personal requerits.</text:span></text:p>
            <text:p><text:span text:style-name="T9">RA8.</text:span><text:span text:style-name="T10">f) S' han identificat les possibles fonts de contaminació de l' entorn ambiental.</text:span></text:p>
            <text:p><text:span text:style-name="T9">RA8.</text:span><text:span text:style-name="T10">g) S' han classificat els residus generats per a la seva retirada selectiva.</text:span></text:p>
            <text:p><text:span text:style-name="T9">RA8.</text:span><text:span text:style-name="T10">h) S' ha valorat l' ordre i la neteja d' instal.lacions i equips com a primer factor de prevenció de riscos.</text:span>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inguts" table:style-name="ta1">
        <table:table-column table:style-name="co17" table:default-cell-style-name="ce26"/>
        <table:table-column table:style-name="co18" table:default-cell-style-name="ce26"/>
        <table:table-row table:style-name="ro1">
          <table:table-cell table:style-name="ce34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office:value-type="string" calcext:value-type="string">
            <text:p>C1.1: Identificación de los bloques funcionales de un sistema microinformático: Principales funciones de cada bloque.</text:p>
            <text:p>C1.2: Tipos de memoria. Características y funciones de cada tipo. Software base y de aplicación.</text:p>
            <text:p>C2.1: Características de los microprocesadores.</text:p>
            <text:p>C2.2: Control de temperaturas en un sistema microinformático.</text:p>
            <text:p>C2.3: Dispositivos integrados en placa.</text:p>
            <text:p>C2.4: La memoria en una placa base.</text:p>
            <text:p>C2.5: El programa de configuración de la placa base.</text:p>
            <text:p>C2.6: Conectores E/S.</text:p>
            <text:p>C2.7: Formatos de placa base.</text:p>
            <text:p>C3.1: El chasis.</text:p>
            <text:p>C3.2: La memoria RAM.</text:p>
            <text:p>C3.3: Discos fijos y controladoras de disco.</text:p>
            <text:p>C3.4: Soportes de memoria auxiliar y unidades de lectura/grabación.</text:p>
            <text:p>C3.5: El adaptador gráfico y el monitor de un equipo microinformático.</text:p>
            <text:p>C3.6: Conectividad LAN y WAN de un sistema microinformático.</text:p>
            <text:p>C3.7: Componentes OEM y componentes «retail».</text:p>
            <text:p>C3.8: Controladores de dispositivos.</text:p>
            <text:p/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C4.2: Secuencia de montaje de un ordenador.</text:p>
            <text:p>C4.3: Herramientas y útiles.</text:p>
            <text:p>C4.4: Precauciones y advertencias de seguridad.</text:p>
            <text:p>C4.5: Ensamblado del procesador.</text:p>
            <text:p>C4.6: Refrigerado del procesador.</text:p>
            <text:p>C4.7: Fijación de los módulos de memoria RAM.</text:p>
            <text:p>C4.8: Fijación y conexión de las unidades de disco Fijo.</text:p>
            <text:p>C4.9: Fijación y conexión de las unidades de lectura/grabación en soportes de memoria auxiliar.</text:p>
            <text:p>C4.10: Fijación y conexión del resto de adaptadores y componentes.</text:p>
            <text:p>C4.11: Utilidades de chequeo y diagnóstico.</text:p>
            <text:p/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C5.1: Tipos de señales.</text:p>
            <text:p>C5.2: Valores tipo.</text:p>
            <text:p>C5.3: Bloques de una fuente de alimentación.</text:p>
            <text:p>C5.4: Sistemas de alimentación interrumpida.</text:p>
            <text:p/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C6.1: Técnicas de mantenimiento preventivo.</text:p>
            <text:p>C6.2: Detección de averías en un equipo microinformático.</text:p>
            <text:p>C6.3: Señales de aviso, luminosas y acústicas.</text:p>
            <text:p>C6.4: Fallos comunes.</text:p>
            <text:p>C6.5: Ampliaciones de hardware.</text:p>
            <text:p>C6.6: Incompatibilidades.</text:p>
            <text:p/>
          </table:table-cell>
        </table:table-row>
        <table:table-row table:style-name="ro10">
          <table:table-cell office:value-type="string" calcext:value-type="string">
            <text:p>RA5</text:p>
          </table:table-cell>
          <table:table-cell office:value-type="string" calcext:value-type="string">
            <text:p>C7.1: Opciones de arranque de un equipo.</text:p>
            <text:p>C7.2: Utilidades para la creación de imágenes de partición/disco.</text:p>
            <text:p>C7.3: Restauración de imágenes.</text:p>
            <text:p/>
          </table:table-cell>
        </table:table-row>
        <table:table-row table:style-name="ro9">
          <table:table-cell office:value-type="string" calcext:value-type="string">
            <text:p>RA6</text:p>
          </table:table-cell>
          <table:table-cell office:value-type="string" calcext:value-type="string">
            <text:p>C8.1: Empleo de barebones para el montaje de equipos.</text:p>
            <text:p>C8.2: Informática móvil.</text:p>
            <text:p>C8.3: Mantenimiento de periféricos.</text:p>
            <text:p>C8.4: Técnicas de mantenimiento preventivo.</text:p>
            <text:p/>
          </table:table-cell>
        </table:table-row>
        <table:table-row table:style-name="ro10">
          <table:table-cell office:value-type="string" calcext:value-type="string">
            <text:p>RA7</text:p>
          </table:table-cell>
          <table:table-cell office:value-type="string" calcext:value-type="string">
            <text:p>C8.3: Mantenimiento de periféricos.</text:p>
            <text:p>C8.4: Técnicas de mantenimiento preventivo.</text:p>
            <text:p>C8.5: Impresoras. Periféricos de entrada.</text:p>
            <text:p/>
          </table:table-cell>
        </table:table-row>
        <table:table-row table:style-name="ro11">
          <table:table-cell office:value-type="string" calcext:value-type="string">
            <text:p>RA8</text:p>
          </table:table-cell>
          <table:table-cell office:value-type="string" calcext:value-type="string">
            <text:p>C9.1: Identificación de riesgos.</text:p>
            <text:p>C9.2: Determinación de las medidas de prevención de riesgos laborales.</text:p>
            <text:p>C9.3: Prevención de riesgos laborales en los procesos de montaje y mantenimiento.</text:p>
            <text:p>C9.4: Equipos de protección individual.</text:p>
            <text:p>C9.5: Cumplimiento de la normativa de prevención de riesgos laborales.</text:p>
            <text:p>C9.6: Cumplimiento de la normativa de protección ambiental.</text:p>
            <text:p>C9.7: Orientaciones pedagógicas.</text:p>
            <text:p/>
          </table:table-cell>
        </table:table-row>
      </table:table>
      <table:table table:name="sequenciacio_up_ra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3" table:default-cell-style-name="Default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RA7</text:p>
          </table:table-cell>
          <table:table-cell table:style-name="ce11" office:value-type="string" calcext:value-type="string">
            <text:p>RA8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2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Sistema informàtic. Representació de la informació, funcionament i arquitectura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6" office:value-type="float" office:value="11" calcext:value-type="float">
            <text:p>11</text:p>
          </table:table-cell>
          <table:table-cell table:style-name="ce30" table:formula="of:=INT([.K2]*[.$L$14]/[.$K$14])" office:value-type="float" office:value="25" calcext:value-type="float">
            <text:p>2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Fonts d'alimentació i xassis. SAI i elements bàsics elèctrics i electrònic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6" office:value-type="float" office:value="8" calcext:value-type="float">
            <text:p>8</text:p>
          </table:table-cell>
          <table:table-cell table:style-name="ce30" table:formula="of:=INT([.K3]*[.$L$14]/[.$K$14])" office:value-type="float" office:value="18" calcext:value-type="float">
            <text:p>18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3" office:value-type="string" calcext:value-type="string">
            <text:p>La placa base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6" office:value-type="float" office:value="8" calcext:value-type="float">
            <text:p>8</text:p>
          </table:table-cell>
          <table:table-cell table:style-name="ce30" table:formula="of:=INT([.K4]*[.$L$14]/[.$K$14])" office:value-type="float" office:value="18" calcext:value-type="float">
            <text:p>18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El microprocessador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30" table:formula="of:=INT([.K5]*[.$L$14]/[.$K$14])" office:value-type="float" office:value="16" calcext:value-type="float">
            <text:p>16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Memòria i emmagatzematge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30" table:formula="of:=INT([.K6]*[.$L$14]/[.$K$14])" office:value-type="float" office:value="16" calcext:value-type="float">
            <text:p>16</text:p>
          </table:table-cell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Perifèrics i targetes controlador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30" table:formula="of:=INT([.K7]*[.$L$14]/[.$K$14])"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33" office:value-type="string" calcext:value-type="string">
            <text:p>Prevenció de riscos i normativa de seguretat.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office:value-type="float" office:value="6" calcext:value-type="float">
            <text:p>6</text:p>
          </table:table-cell>
          <table:table-cell table:style-name="ce30" table:formula="of:=INT([.K8]*[.$L$14]/[.$K$14])"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33" office:value-type="string" calcext:value-type="string">
            <text:p>Muntatge d’un ordinador.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30" table:formula="of:=INT([.K9]*[.$L$14]/[.$K$14])" office:value-type="float" office:value="20" calcext:value-type="float">
            <text:p>20</text:p>
          </table:table-cell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33" office:value-type="string" calcext:value-type="string">
            <text:p>Manteniment. Revisió i diagnòstic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6" office:value-type="float" office:value="14" calcext:value-type="float">
            <text:p>14</text:p>
          </table:table-cell>
          <table:table-cell table:style-name="ce30" table:formula="of:=INT([.K10]*[.$L$14]/[.$K$14])" office:value-type="float" office:value="32" calcext:value-type="float">
            <text:p>32</text:p>
          </table:table-cell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33" office:value-type="string" calcext:value-type="string">
            <text:p>Instal·lació de SW base i d'aplicació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float" office:value="5" calcext:value-type="float">
            <text:p>5</text:p>
          </table:table-cell>
          <table:table-cell table:style-name="ce30" table:formula="of:=INT([.K11]*[.$L$14]/[.$K$14])" office:value-type="float" office:value="11" calcext:value-type="float">
            <text:p>11</text:p>
          </table:table-cell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33" office:value-type="string" calcext:value-type="string">
            <text:p>Protecció i gestió de dades i còpies de seguretat</text:p>
          </table:table-cell>
          <table:table-cell table:style-name="ce26" table:number-columns-repeated="3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float" office:value="14" calcext:value-type="float">
            <text:p>14</text:p>
          </table:table-cell>
          <table:table-cell table:style-name="ce30" table:formula="of:=INT([.K12]*[.$L$14]/[.$K$14])" office:value-type="float" office:value="32" calcext:value-type="float">
            <text:p>32</text:p>
          </table:table-cell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33" office:value-type="string" calcext:value-type="string">
            <text:p>Tendències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30" table:formula="of:=INT([.K13]*[.$L$14]/[.$K$14])" office:value-type="float" office:value="11" calcext:value-type="float">
            <text:p>11</text:p>
          </table:table-cell>
        </table:table-row>
        <table:table-row table:style-name="ro1">
          <table:table-cell table:style-name="ce26"/>
          <table:table-cell table:style-name="ce26" office:value-type="string" calcext:value-type="string">
            <text:p>Pes dels RA/Totals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4"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SUM([.K2:.K13])" office:value-type="float" office:value="100" calcext:value-type="float">
            <text:p>100</text:p>
          </table:table-cell>
          <table:table-cell table:style-name="ce26" office:value-type="float" office:value="233" calcext:value-type="float">
            <text:p>233</text:p>
          </table:table-cell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6"/>
          <table:table-cell table:style-name="ce40" table:number-columns-repeated="3"/>
          <table:table-cell table:number-columns-repeated="3"/>
        </table:table-row>
      </table:table>
      <table:table table:name="sequenciacio_up_continguts" table:style-name="ta1">
        <table:table-column table:style-name="co23" table:default-cell-style-name="ce26"/>
        <table:table-column table:style-name="co20" table:default-cell-style-name="ce33"/>
        <table:table-column table:style-name="co24" table:default-cell-style-name="ce26"/>
        <table:table-column table:style-name="co25" table:default-cell-style-name="ce26"/>
        <table:table-column table:style-name="co24" table:number-columns-repeated="3" table:default-cell-style-name="ce26"/>
        <table:table-column table:style-name="co3" table:number-columns-repeated="4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  <table:table-cell table:style-name="ce11" office:value-type="string" calcext:value-type="string">
            <text:p>C7</text:p>
          </table:table-cell>
          <table:table-cell table:style-name="ce11" office:value-type="string" calcext:value-type="string">
            <text:p>C8</text:p>
          </table:table-cell>
          <table:table-cell table:style-name="ce11" office:value-type="string" calcext:value-type="string">
            <text:p>C9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Sistema informàtic. Representació de la informació, funcionament i arquitectura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ts d'alimentació i xassis. SAI i elements bàsics elèctrics i electrònics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placa base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 microprocessad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mòria i emmagatzemat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rifèrics i targetes controlador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venció de riscos i normativa de seguretat.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ntatge d’un ordinador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teniment. Revisió i diagnòstic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tal·lació de SW base i d'aplicació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tecció i gestió de dades i còpies de seguretat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dències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</table:table>
      <table:table table:name="temporalització" table:style-name="ta1">
        <table:table-column table:style-name="co23" table:default-cell-style-name="ce26"/>
        <table:table-column table:style-name="co20" table:default-cell-style-name="ce33"/>
        <table:table-column table:style-name="co26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Sistema informàtic. Representació de la informació, funcionament i arquitec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ts d'alimentació i xassis. SAI i elements bàsics elèctrics i electròn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placa 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 microprocess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mòria i emmagatzemat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rifèrics i targetes controlado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venció de riscos i normativa de segureta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ntatge d’un ordinador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teniment. Revisió i diagnòst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tal·lació de SW base i d'aplicaci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tecció i gestió de dades i còpies de seguret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dències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7" table:default-cell-style-name="ce37"/>
        <table:table-column table:style-name="co28" table:default-cell-style-name="ce18"/>
        <table:table-column table:style-name="co26" table:default-cell-style-name="ce18"/>
        <table:table-row table:style-name="ro1">
          <table:table-cell table:style-name="ce35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44" office:value-type="string" calcext:value-type="string">
            <text:p>RA1. Selecciona els components d'integració d'un equip microinformàtic estàndard, descrivint les seues funcions i comparant prestacions de distints fabricadors.</text:p>
          </table:table-cell>
          <table:table-cell table:style-name="ce49"/>
          <table:table-cell table:style-name="ce49" office:value-type="string" calcext:value-type="string">
            <text:p>40</text:p>
          </table:table-cell>
        </table:table-row>
        <table:table-row table:style-name="ro13">
          <table:table-cell table:style-name="ce36" office:value-type="string" calcext:value-type="string">
            <text:p>RA1.a) S' han descrit els blocs que componen un equip microinformàtic i les seves funcions.</text:p>
          </table:table-cell>
          <table:table-cell table:style-name="ce16" office:value-type="string" calcext:value-type="string">
            <text:p>5</text:p>
          </table:table-cell>
          <table:table-cell table:style-name="ce16"/>
        </table:table-row>
        <table:table-row table:style-name="ro13">
          <table:table-cell table:style-name="ce36" office:value-type="string" calcext:value-type="string">
            <text:p>RA1.b) S' ha reconegut l' arquitectura de busos.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1.c) S'han descrit les característiques dels tipus de microprocessadors (freqüència, tensions, potència, sòcols, entre d'altres)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1.d) S' ha descrit la funció dels dissipadors i ventiladors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1.e) S' han descrit les característiques i utilitats més importants de la configuració de la placa base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1.f) S' han avaluat tipus de xassís per a la placa base i la resta de components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1.g) S'han identificat i manipulat els components bàsics (mòduls de memòria, discos fixos i les seves controladores, suports de memòries auxiliars, entre d'altres)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1.h) S' ha analitzat la funció de l' adaptador gràfic i el monitor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1.i) S'han identificat i manipulat diferents adaptadors (gràfics, LAN, modems, entre d'altres)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1.j) S'han identificat els elements que acompanyen un component d'integració (documentació, controladors, cables i utilitats, entre d'altres)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2. Acobla un equip microinformàtic, interpretant plans i instruccions del fabricant aplicant tècniques de muntatge.</text:p>
          </table:table-cell>
          <table:table-cell table:style-name="ce17"/>
          <table:table-cell table:style-name="ce17" office:value-type="string" calcext:value-type="string">
            <text:p>10</text:p>
          </table:table-cell>
        </table:table-row>
        <table:table-row table:style-name="ro13">
          <table:table-cell table:style-name="ce36" office:value-type="string" calcext:value-type="string">
            <text:p>RA2.a) S' han seleccionat les eines i estris necessaris per a l' acoblament d' equips microinformàtics.</text:p>
          </table:table-cell>
          <table:table-cell table:style-name="ce16" office:value-type="string" calcext:value-type="string">
            <text:p>2</text:p>
          </table:table-cell>
          <table:table-cell table:style-name="ce16"/>
        </table:table-row>
        <table:table-row table:style-name="ro13">
          <table:table-cell table:style-name="ce36" office:value-type="string" calcext:value-type="string">
            <text:p>RA2.b) S' ha interpretat la documentació tècnica de tots els components a acoblar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2.c) S'ha determinat el sistema d'obertura / tancament del xassís i els diferents sistemes de fixació per acoblar-desensamblar els elements de l' equip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2.d) S' han acoblat diferents conjunts de placa base, microprocessador i elements de refrigeració en diferents models de xassís, segons les especificacions donade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2.e) S' han acoblat els mòduls de memòria RAM, els discos fixos, les unitats de lectura / gravació en suports de memòria auxiliar i altres componen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2.f) S' han configurat paràmetres bàsics del conjunt accedint a la configuració de la placa bas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2.g) S' han executat utilitats de revisió mèdica i diagnòstic per verificar les prestacions del conjunt acobla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2.h) S' ha realitzat un informe de muntatg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46" office:value-type="string" calcext:value-type="string">
            <text:p>RA3. Mesura paràmetres elèctrics, identificant el tipus de senyal i relacionant-la amb les seues unitats característiques.</text:p>
          </table:table-cell>
          <table:table-cell table:style-name="ce17"/>
          <table:table-cell table:style-name="ce17" office:value-type="string" calcext:value-type="string">
            <text:p>10</text:p>
          </table:table-cell>
        </table:table-row>
        <table:table-row table:style-name="ro13">
          <table:table-cell table:style-name="ce36" office:value-type="string" calcext:value-type="string">
            <text:p>RA3.a) S' ha identificat el tipus de senyal a mesurar amb l' aparell correspon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b) S' ha seleccionat la magnitud, el rang de mesura i s'ha connectat l'aparell segons la magnitud a mesurar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c) S' ha relacionat la mesura obtinguda amb els valors típics.</text:p>
          </table:table-cell>
          <table:table-cell table:style-name="ce16" office:value-type="string" calcext:value-type="string">
            <text:p>1</text:p>
          </table:table-cell>
          <table:table-cell table:style-name="ce16"/>
        </table:table-row>
        <table:table-row table:style-name="ro13">
          <table:table-cell table:style-name="ce36" office:value-type="string" calcext:value-type="string">
            <text:p>RA3.d) S'han identificat els blocs d'una font d'alimentació (F.A.) per a un ordinador personal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e) S' han enumerat les tensions proporcionades per una F.A. típic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f) S' han mesurat les tensions en F.A. típiques d' ordinadors personal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g) S' han identificat els blocs d' un sistema d' alimentació ininterrompuda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3.h) S' han mesurat els senyals en els punts significatius d' un SAI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5">
          <table:table-cell table:style-name="ce36" office:value-type="string" calcext:value-type="string">
            <text:p>RA4. Manté equips informàtics interpretant les recomanacions dels fabricants i relacionant les disfuncions amb les seues causes.</text:p>
            <text:p/>
          </table:table-cell>
          <table:table-cell table:style-name="ce17"/>
          <table:table-cell table:style-name="ce17" office:value-type="string" calcext:value-type="string">
            <text:p>10</text:p>
          </table:table-cell>
        </table:table-row>
        <table:table-row table:style-name="ro13">
          <table:table-cell table:style-name="ce36" office:value-type="string" calcext:value-type="string">
            <text:p>RA4.a) S'han reconegut els senyals acústics i/o visuals que avisen de problemes en el maquinari d'un equip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4.b) S' han identificat i resolt les avaries produïdes per sobreescalfament del microprocessador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4.c) S'han identificat i resolt avaries típiques d'un equip microinformàtic (mala connexió de components, incompatibilitats, problemes en discos fixos, brutícia, entre d'altres)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4.d) S' han substituït components deteriorats.</text:p>
          </table:table-cell>
          <table:table-cell table:style-name="ce16" office:value-type="string" calcext:value-type="string">
            <text:p>2</text:p>
          </table:table-cell>
          <table:table-cell table:style-name="ce16"/>
        </table:table-row>
        <table:table-row table:style-name="ro13">
          <table:table-cell table:style-name="ce36" office:value-type="string" calcext:value-type="string">
            <text:p>RA4.e) S' ha verificat la compatibilitat dels components substituï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4.f) S' han realitzat actualitzacions i ampliacions de component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4.g) S'han elaborat informes d'avaria (reparació o ampliació)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5. Instal·la programari en un equip informàtic utilitzant una imatge emmagatzemada en un suport de memòria i justificant el procediment a seguir.</text:p>
          </table:table-cell>
          <table:table-cell table:style-name="ce17"/>
          <table:table-cell table:style-name="ce17" office:value-type="string" calcext:value-type="string">
            <text:p>10</text:p>
          </table:table-cell>
        </table:table-row>
        <table:table-row table:style-name="ro13">
          <table:table-cell table:style-name="ce36" office:value-type="string" calcext:value-type="string">
            <text:p>RA5.a) S' ha reconegut la diferència entre una instal.lació estàndard i una preinstal·lació de programari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5.b) S' han identificat i provat les diferents seqüències d' arrencada configurables a la placa bas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5.c) S' han inicialitzat equips des de diferents suports de memòria auxiliar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5.d) S' han realitzat imatges d' una preinstal·lació de programari.</text:p>
          </table:table-cell>
          <table:table-cell table:style-name="ce16" office:value-type="string" calcext:value-type="string">
            <text:p>2</text:p>
          </table:table-cell>
          <table:table-cell table:style-name="ce16"/>
        </table:table-row>
        <table:table-row table:style-name="ro13">
          <table:table-cell table:style-name="ce36" office:value-type="string" calcext:value-type="string">
            <text:p>RA5.e) S' han restaurat imatges sobre el disc fix des de diferents suport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5.f) S' han descrit les utilitats per a la creació de imatges de partició/disc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6. Reconeix noves tendències en l'acoblament d'equips microinformàtics descrivint els seus avantatges i adaptant-les a les característiques d'ús dels equips.</text:p>
          </table:table-cell>
          <table:table-cell table:style-name="ce17"/>
          <table:table-cell table:style-name="ce17" office:value-type="string" calcext:value-type="string">
            <text:p>6</text:p>
          </table:table-cell>
        </table:table-row>
        <table:table-row table:style-name="ro13">
          <table:table-cell table:style-name="ce36" office:value-type="string" calcext:value-type="string">
            <text:p>RA6.a) S' han reconegut les noves possibilitats per donar forma al conjunt xassís-placa bas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6.b) S'han descrit les prestacions i característiques d'algunes de les plataformes semiensamblades («barebons») més representatives del mom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6.c) S'han descrit les característiques dels ordinadors d'entreteniment multimèdia (HTPC), els xassís i components específics emprats en el seu acobla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6.d) S' han descrit les característiques diferencials que demanen els equips informàtics emprats en altres camps d' aplicació específi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6.e) S' ha avaluat la presència de la informàtica mòbil com mercat emergent, amb una alta demanda en equips i dispositius amb característiques específiques: mòbils, PDA, navegadors, entre d' altr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6.f) S'ha avaluat la presència del «modding» com a corrent alternatiu a l'acoblament d'equips microinformàti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7. Manté perifèrics, interpretant les recomanacions dels fabricants d'equips i relacionant disfuncions amb les seues causes.</text:p>
          </table:table-cell>
          <table:table-cell table:style-name="ce17"/>
          <table:table-cell table:style-name="ce17" office:value-type="string" calcext:value-type="string">
            <text:p>8</text:p>
          </table:table-cell>
        </table:table-row>
        <table:table-row table:style-name="ro13">
          <table:table-cell table:style-name="ce36" office:value-type="string" calcext:value-type="string">
            <text:p>RA7.a) S' han identificat i solucionat problemes mecànics en perifèrics d' impressió estàndard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7.b) S' han substituït consumibles en perifèrics de impressió estàndard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7.c) S' han identificat i solucionat problemes mecànics en perifèrics d' entrad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7.d) S' han associat les característiques i prestacions dels perifèrics de captura d' imatges digitals, fixes i en moviment amb les seves possibles aplicacion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7.e) S' han associat les característiques i prestacions d' altres perifèrics multimèdia amb les seves possibles aplicacion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7.f) S' han reconegut els usos i àmbits d' aplicació d' equips de fotocopiat, impressió digital professional i filma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7.g) S' han aplicat tècniques de manteniment preventiu als perifèric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8. Compleix les normes de prevenció de riscos laborals i de protecció ambiental, identificant els riscos associats, les mesures i equips per a previndre'ls.</text:p>
          </table:table-cell>
          <table:table-cell table:style-name="ce17"/>
          <table:table-cell table:style-name="ce17" office:value-type="string" calcext:value-type="string">
            <text:p>6</text:p>
          </table:table-cell>
        </table:table-row>
        <table:table-row table:style-name="ro14">
          <table:table-cell table:style-name="ce36" office:value-type="string" calcext:value-type="string">
            <text:p>RA8.a) S' han identificat els riscos i el nivell de perillositat que suposen la manipulació dels materials, eines, estris, màquines i mitjans de transpor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8.b) S' han operat les màquines respectant les normes de segureta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8.c) S' han identificat les causes més freqüents de accidents en la manipulació de materials, eines, màquines de tall i conformació, entre d' altr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5">
          <table:table-cell table:style-name="ce36" office:value-type="string" calcext:value-type="string">
            <text:p>RA8.d) S'han descrit els elements de seguretat (proteccions, alarmes, passos d'emergència, entre d'altres) de les màquines i els equips de protecció individual (calçat, protecció ocular, indumentària, entre d'altres) que s'han d'emprar en les diferents operacions de muntatge i mantenim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4">
          <table:table-cell table:style-name="ce36" office:value-type="string" calcext:value-type="string">
            <text:p>RA8.e) S' ha relacionat la manipulació de materials, eines i màquines amb les mesures de seguretat i protecció personal requeri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8.f) S' han identificat les possibles fonts de contaminació de l' entorn ambiental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8.g) S' han classificat els residus generats per a la seva retirada selectiv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3">
          <table:table-cell table:style-name="ce36" office:value-type="string" calcext:value-type="string">
            <text:p>RA8.h) S' ha valorat l' ordre i la neteja d' instal.lacions i equips com a primer factor de prevenció de risco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 table:number-rows-repeated="104850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Verdana" svg:font-family="Verdana"/>
    <style:font-face style:name="Verdana1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hours/>
      <number:text>:</number:text>
      <number:minute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 number:style="long"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 number:style="long"/>
      <number:text>-</number:text>
      <number:month number:textual="true"/>
    </number:date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2" style:volatile="true">
      <number:text loext:blank-width-char="-"> </number:text>
      <number:fill-character> </number:fill-character>
      <number:text loext:blank-width-char="-3">- 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5:18:04.127413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2T15:51:00.266871681</dc:date>
    <meta:editing-duration>P2DT8H43M17S</meta:editing-duration>
    <meta:editing-cycles>106</meta:editing-cycles>
    <meta:generator>LibreOffice/24.2.7.2$Linux_X86_64 LibreOffice_project/420$Build-2</meta:generator>
    <meta:document-statistic meta:table-count="10" meta:cell-count="548" meta:object-count="0"/>
  </office:meta>
</office:document-meta>
</file>